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DejaVu Sans" style:font-name-asian="Noto Sans CJK SC Regular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4"/>
    <style:style style:name="ce4" style:family="table-cell" style:parent-style-name="Default" style:data-style-name="N2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ital cost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Solar system batteries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formula="of:=[.C3]*[.B3]" office:value-type="currency" office:currency="CAD" office:value="2700" calcext:value-type="currency">
            <text:p>$2,7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Injection molding machi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4]*[.B4]" office:value-type="currency" office:currency="CAD" office:value="500" calcext:value-type="currency">
            <text:p>$5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Safety equipmen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5]*[.B5]" office:value-type="currency" office:currency="CAD" office:value="150" calcext:value-type="currency">
            <text:p>$15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currency" office:currency="CAD" office:value="3350" calcext:value-type="currency">
            <text:p>$3,35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Material costs</text:p>
          </table:table-cell>
          <table:table-cell table:number-columns-repeated="2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" table:formula="of:=[.D10]*[.C10]" office:value-type="currency" office:currency="CAD" office:value="800" calcext:value-type="currency">
            <text:p>$800.00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table:style-name="ce1" office:value-type="string" calcext:value-type="string">
            <text:p>Printer materials</text:p>
          </table:table-cell>
          <table:table-cell office:value-type="string" calcext:value-type="string">
            <text:p>Wood, paints, glue, etc.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3" table:formula="of:=[.D11]*[.C11]" office:value-type="currency" office:currency="CAD" office:value="100" calcext:value-type="currency">
            <text:p>$100.00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Tourniquet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55" calcext:value-type="float">
            <text:p>55</text:p>
          </table:table-cell>
          <table:table-cell table:style-name="ce3" table:formula="of:=[.D12]*[.C12]" office:value-type="currency" office:currency="CAD" office:value="55" calcext:value-type="currency">
            <text:p>$55.0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2"/>
          <table:covered-table-cell table:style-name="Default"/>
          <table:table-cell table:style-name="ce3" table:formula="of:=SUM([.E10:.E12])" office:value-type="currency" office:currency="CAD" office:value="955" calcext:value-type="currency">
            <text:p>$955.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Monthly recurring costs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Engineering sala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17]*[.B17]*12" office:value-type="currency" office:currency="CAD" office:value="24000" calcext:value-type="currency">
            <text:p>$24,0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Support staff salary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18]*[.B18]*12" office:value-type="currency" office:currency="CAD" office:value="12000" calcext:value-type="currency">
            <text:p>$12,0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Social media ads/expens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9]*[.B19]*12" office:value-type="currency" office:currency="CAD" office:value="60" calcext:value-type="currency">
            <text:p>$6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20]*[.B20]*12" office:value-type="currency" office:currency="CAD" office:value="1800" calcext:value-type="currency">
            <text:p>$1,8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21]*[.B21]*12" office:value-type="currency" office:currency="CAD" office:value="600" calcext:value-type="currency">
            <text:p>$6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C22]*[.B22]*12" office:value-type="currency" office:currency="CAD" office:value="1680" calcext:value-type="currency">
            <text:p>$1,68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formula="of:=[.C23]*[.B23]*12" office:value-type="currency" office:currency="CAD" office:value="3360" calcext:value-type="currency">
            <text:p>$3,360.00</text:p>
          </table:table-cell>
          <table:table-cell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24]*[.B24]*12" office:value-type="currency" office:currency="CAD" office:value="2400" calcext:value-type="currency">
            <text:p>$2,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Accident insurance</text:p>
          </table:table-cell>
          <table:table-cell office:value-type="float" office:value="1" calcext:value-type="float">
            <text:p>1</text:p>
          </table:table-cell>
          <table:table-cell table:style-name="ce4" table:formula="of:=400/12" office:value-type="float" office:value="33.3333333333333" calcext:value-type="float">
            <text:p>33.33</text:p>
          </table:table-cell>
          <table:table-cell table:formula="of:=[.C25]*[.B25]*12" office:value-type="currency" office:currency="CAD" office:value="400" calcext:value-type="currency">
            <text:p>$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Accounts receivable payback</text:p>
          </table:table-cell>
          <table:table-cell office:value-type="float" office:value="1" calcext:value-type="float">
            <text:p>1</text:p>
          </table:table-cell>
          <table:table-cell table:style-name="ce4" table:formula="of:=400/12" office:value-type="float" office:value="33.3333333333333" calcext:value-type="float">
            <text:p>33.33</text:p>
          </table:table-cell>
          <table:table-cell table:formula="of:=[.C26]*[.B26]*12" office:value-type="currency" office:currency="CAD" office:value="400" calcext:value-type="currency">
            <text:p>$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26])" office:value-type="currency" office:currency="CAD" office:value="46700" calcext:value-type="currency">
            <text:p>$46,70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Miscellaneous Costs</text:p>
          </table:table-cell>
          <table:table-cell table:number-columns-repeated="2"/>
          <table:table-cell table:style-name="Default"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 cost</text:p>
          </table:table-cell>
          <table:table-cell table:style-name="ce2"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[.C31]*[.B31]" office:value-type="currency" office:currency="CAD" office:value="1250" calcext:value-type="currency">
            <text:p>$1,250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table:formula="of:=[.C32]*[.B32]" office:value-type="currency" office:currency="CAD" office:value="625" calcext:value-type="currency">
            <text:p>$625.00</text:p>
          </table:table-cell>
          <table:table-cell table:style-name="ce3"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table:formula="of:=[.C33]*[.B33]" office:value-type="currency" office:currency="CAD" office:value="625" calcext:value-type="currency">
            <text:p>$625.00</text:p>
          </table:table-cell>
          <table:table-cell table:style-name="ce3" office:value-type="string" calcext:value-type="string">
            <text:p>GC</text:p>
          </table:table-cell>
          <table:table-cell/>
        </table:table-row>
        <table:table-row table:style-name="ro1">
          <table:table-cell office:value-type="string" calcext:value-type="string">
            <text:p>Medical Conference / Hackathon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C34]*[.B34]" office:value-type="currency" office:currency="CAD" office:value="600" calcext:value-type="currency">
            <text:p>$600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Medical Conference / Hackath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C35]*[.B35]" office:value-type="currency" office:currency="CAD" office:value="300" calcext:value-type="currency">
            <text:p>$300.00</text:p>
          </table:table-cell>
          <table:table-cell table:style-name="ce3"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table:formula="of:=[.C36]*[.B36]" office:value-type="currency" office:currency="CAD" office:value="587" calcext:value-type="currency">
            <text:p>$587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1:.D36])" office:value-type="currency" office:currency="CAD" office:value="3987" calcext:value-type="currency">
            <text:p>$3,987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Organization</text:p>
          </table:table-cell>
          <table:table-cell table:style-name="ce3" office:value-type="string" calcext:value-type="string">
            <text:p>Amount</text:p>
          </table:table-cell>
          <table:table-cell office:value-type="string" calcext:value-type="string">
            <text:p>Percen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ia Gaza</text:p>
          </table:table-cell>
          <table:table-cell table:style-name="ce3" table:formula="of:=SUMIFS([.$D$3:.$D$5];[.$E$3:.$E$5];&quot;=GG&quot;)+SUMIFS([.$E$10:.$E$12];[.$F$10:.$F$12];&quot;=GG&quot;)+SUMIFS([.$D$17:.$D$26];[.$E$17:.$E$26];&quot;=GG&quot;)+SUMIFS([.$D$31:.$D$36];[.$E$31:.$E$36];&quot;=GG&quot;)" office:value-type="currency" office:currency="CAD" office:value="4340" calcext:value-type="currency">
            <text:p>$4,340.00</text:p>
          </table:table-cell>
          <table:table-cell table:style-name="ce5" table:formula="of:=[.B40]/[.B43]" office:value-type="percentage" office:value="0.0789205702647658" calcext:value-type="percentage">
            <text:p>7.89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ia Canada</text:p>
          </table:table-cell>
          <table:table-cell table:style-name="ce3" table:formula="of:=SUMIFS([.$D$3:.$D$5];[.$E$3:.$E$5];&quot;=GC&quot;)+SUMIFS([.$E$10:.$E$12];[.$F$10:.$F$12];&quot;=GC&quot;)+SUMIFS([.$D$17:.$D$26];[.$E$17:.$E$26];&quot;=GC&quot;)+SUMIFS([.$D$31:.$D$36];[.$E$31:.$E$36];&quot;=GC&quot;)" office:value-type="currency" office:currency="CAD" office:value="625" calcext:value-type="currency">
            <text:p>$625.00</text:p>
          </table:table-cell>
          <table:table-cell table:style-name="ce5" table:formula="of:=[.B41]/[.B43]" office:value-type="percentage" office:value="0.0113652894966541" calcext:value-type="percentage">
            <text:p>1.14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huttleworth Foundation</text:p>
          </table:table-cell>
          <table:table-cell table:style-name="ce3" table:formula="of:=SUMIFS([.$D$3:.$D$5];[.$E$3:.$E$5];&quot;=SF&quot;)+SUMIFS([.$E$10:.$E$12];[.$F$10:.$F$12];&quot;=SF&quot;)++SUMIFS([.$D$17:.$D$26];[.$E$17:.$E$26];&quot;=SF&quot;)+SUMIFS([.$D$31:.$D$36];[.$E$31:.$E$36];&quot;=SF&quot;)" office:value-type="currency" office:currency="CAD" office:value="50027" calcext:value-type="currency">
            <text:p>$50,027.00</text:p>
          </table:table-cell>
          <table:table-cell table:style-name="ce5" table:formula="of:=[.B42]/[.B43]" office:value-type="percentage" office:value="0.90971414023858" calcext:value-type="percentage">
            <text:p>90.97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40:.B42])" office:value-type="currency" office:currency="CAD" office:value="54992" calcext:value-type="currency">
            <text:p>$54,992.00</text:p>
          </table:table-cell>
          <table:table-cell table:style-name="ce5" table:formula="of:=SUM([.C40:.C42])" office:value-type="percentage" office:value="1" calcext:value-type="percentage">
            <text:p>100.00%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pital costs</text:p>
          </table:table-cell>
          <table:table-cell table:style-name="ce3" table:formula="of:=[.D6]" office:value-type="currency" office:currency="CAD" office:value="3350" calcext:value-type="currency">
            <text:p>$3,35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terial costs</text:p>
          </table:table-cell>
          <table:table-cell table:style-name="ce3" table:formula="of:=[.E13]" office:value-type="currency" office:currency="CAD" office:value="955" calcext:value-type="currency">
            <text:p>$955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nthly recurring costs</text:p>
          </table:table-cell>
          <table:table-cell table:style-name="ce3" table:formula="of:=[.D27]" office:value-type="currency" office:currency="CAD" office:value="46700" calcext:value-type="currency">
            <text:p>$46,70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ellaneous Costs</text:p>
          </table:table-cell>
          <table:table-cell table:style-name="ce3" table:formula="of:=[.D37]" office:value-type="currency" office:currency="CAD" office:value="3987" calcext:value-type="currency">
            <text:p>$3,987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45:.B48])" office:value-type="currency" office:currency="CAD" office:value="54992" calcext:value-type="currency">
            <text:p>$54,992.00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00-00-00</text:date>, <text:time style:data-style-name="N2" text:time-value="12:34:39.14936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9-05-20T12:52:45.152458999</dc:date>
    <meta:editing-duration>P2DT9H12M46S</meta:editing-duration>
    <meta:editing-cycles>34</meta:editing-cycles>
    <meta:generator>LibreOffice/6.0.7.3$Linux_X86_64 LibreOffice_project/00m0$Build-3</meta:generator>
    <meta:document-statistic meta:table-count="1" meta:cell-count="170" meta:object-count="0"/>
  </office:meta>
</office:document-meta>
</file>